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beef" officeooo:paragraph-rsid="0009beef"/>
    </style:style>
    <style:style style:name="P2" style:family="paragraph" style:parent-style-name="Standard">
      <style:paragraph-properties fo:text-align="justify" style:justify-single-word="false" fo:break-before="page"/>
      <style:text-properties officeooo:rsid="0009beef" officeooo:paragraph-rsid="0009beef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9beef" officeooo:paragraph-rsid="0009bee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ołeczeństwo informacyjne</text:p>
      <text:p text:style-name="P1"><text:span text:style-name="T2">Projekt</text:span></text:p>
      <text:p text:style-name="P1">„Protokoły komunikacyjne w przemyśle”</text:p>
      <text:p text:style-name="P1">Bazan Michał – 163881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5:01:41.598452712</meta:creation-date>
    <dc:date>2024-06-02T15:03:28.889308565</dc:date>
    <meta:editing-duration>PT1M4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4" meta:word-count="10" meta:character-count="91" meta:non-whitespace-character-count="84"/>
  </office:meta>
</office:document-meta>
</file>